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D6DD322D536EBFCC.png" manifest:media-type="image/png"/>
  <manifest:file-entry manifest:full-path="Pictures/1000020100000320000002585AEF9F7A0A3CFE67.png" manifest:media-type="image/png"/>
  <manifest:file-entry manifest:full-path="Pictures/1000020100000320000002584E9BD7D5BC793199.png" manifest:media-type="image/png"/>
  <manifest:file-entry manifest:full-path="Pictures/100002010000032000000258F322252D98E628EF.png" manifest:media-type="image/png"/>
  <manifest:file-entry manifest:full-path="Pictures/100002010000032000000258D316F3A10223E39E.png" manifest:media-type="image/png"/>
  <manifest:file-entry manifest:full-path="Pictures/100002010000032000000258946ED7BCE30302F8.png" manifest:media-type="image/png"/>
  <manifest:file-entry manifest:full-path="Pictures/100002010000032000000258150CF498D737E162.png" manifest:media-type="image/png"/>
  <manifest:file-entry manifest:full-path="Pictures/100002010000032000000258A4E6BDF3D19F85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69cm" svg:x="10.779cm" svg:y="1cm">
          <draw:image xlink:href="Pictures/100002010000032000000258D316F3A10223E39E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6.715cm">
          <draw:image xlink:href="Pictures/100002010000032000000258946ED7BCE30302F8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12.43cm">
          <draw:image xlink:href="Pictures/100002010000032000000258150CF498D737E162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18.145cm">
          <draw:image xlink:href="Pictures/100002010000032000000258A4E6BDF3D19F85BD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1cm">
          <draw:image xlink:href="Pictures/100002010000032000000258F322252D98E628EF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6.715cm">
          <draw:image xlink:href="Pictures/1000020100000320000002584E9BD7D5BC793199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12.43cm">
          <draw:image xlink:href="Pictures/1000020100000320000002585AEF9F7A0A3CFE67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18.145cm">
          <draw:image xlink:href="Pictures/100002010000032000000258D6DD322D536EBFCC.png" xlink:type="simple" xlink:show="embed" xlink:actuate="onLoad">
            <text:p/>
          </draw:image>
        </draw:frame>
        <draw:frame draw:style-name="gr2" draw:text-style-name="P3" draw:layer="layout" svg:width="4.445cm" svg:height="1.524cm" svg:x="2.778cm" svg:y="0.746cm">
          <draw:text-box>
            <text:p text:style-name="P2"><text:span text:style-name="T1">F: 5 -3 -8 -2</text:span></text:p>
          </draw:text-box>
        </draw:frame>
        <draw:frame draw:style-name="gr2" draw:text-style-name="P3" draw:layer="layout" svg:width="4.445cm" svg:height="1.524cm" svg:x="2.778cm" svg:y="6.461cm">
          <draw:text-box>
            <text:p text:style-name="P2"><text:span text:style-name="T1">G: 5 -4 -6 -4</text:span></text:p>
          </draw:text-box>
        </draw:frame>
        <draw:frame draw:style-name="gr2" draw:text-style-name="P3" draw:layer="layout" svg:width="4.445cm" svg:height="1.524cm" svg:x="2.778cm" svg:y="12.176cm">
          <draw:text-box>
            <text:p text:style-name="P2"><text:span text:style-name="T1">H: -4 -4</text:span></text:p>
          </draw:text-box>
        </draw:frame>
        <draw:frame draw:style-name="gr2" draw:text-style-name="P3" draw:layer="layout" svg:width="4.445cm" svg:height="1.524cm" svg:x="2.778cm" svg:y="17.891cm">
          <draw:text-box>
            <text:p text:style-name="P2"><text:span text:style-name="T1">I: -5 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3:49:58.556715383</meta:creation-date>
    <dc:date>2016-09-05T13:55:26.403908446</dc:date>
    <meta:editing-duration>PT5M28S</meta:editing-duration>
    <meta:editing-cycles>2</meta:editing-cycles>
    <meta:generator>LibreOffice/5.1.4.2$Linux_X86_64 LibreOffice_project/10m0$Build-2</meta:generator>
    <meta:document-statistic meta:object-count="12"/>
  </office:meta>
</office:document-meta>
</file>